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dash" draw:stroke-dash="Trazos_20_finos_20_juntos" draw:fill="solid" draw:fill-color="#ffffff" draw:textarea-horizontal-align="center" draw:textarea-vertical-align="middle"/>
    </style:style>
    <style:style style:name="gr5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center" fo:text-indent="0cm"/>
      <style:text-properties fo:font-size="10pt" style:font-size-asian="12pt" style:font-size-complex="12pt"/>
    </style:style>
    <style:style style:name="P4" style:family="paragraph">
      <style:paragraph-properties fo:margin-left="0cm" fo:margin-right="0cm" fo:text-align="center" fo:text-indent="0cm"/>
      <style:text-properties fo:font-size="10pt" style:text-underline-style="solid" style:text-underline-width="auto" style:text-underline-color="font-color" style:font-size-asian="12pt" style:font-size-complex="12pt"/>
    </style:style>
    <style:style style:name="P5" style:family="paragraph">
      <style:paragraph-properties fo:margin-left="0cm" fo:margin-right="0cm" fo:text-align="center" fo:text-indent="0cm"/>
      <style:text-properties fo:font-size="10pt" style:text-underline-style="long-dash" style:text-underline-width="auto" style:text-underline-color="font-color" style:font-size-asian="12pt" style:font-size-complex="12pt"/>
    </style:style>
    <style:style style:name="P6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text-underline-style="none" style:font-size-asian="12pt" style:font-size-complex="12pt"/>
    </style:style>
    <style:style style:name="T3" style:family="text">
      <style:text-properties fo:font-size="10pt" style:font-size-asian="12pt" style:font-size-complex="12pt"/>
    </style:style>
    <style:style style:name="T4" style:family="text">
      <style:text-properties fo:font-size="10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0pt" style:text-underline-style="long-dash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2" draw:layer="layout" svg:width="3.195cm" svg:height="0.825cm" svg:x="1.999cm" svg:y="5.433cm">
          <draw:glue-point draw:id="4" svg:x="-2.647cm" svg:y="-4.993cm"/>
          <draw:glue-point draw:id="5" svg:x="-2.494cm" svg:y="-4.993cm"/>
          <draw:glue-point draw:id="6" svg:x="-4.938cm" svg:y="-4.993cm"/>
          <draw:glue-point draw:id="7" svg:x="-4.998cm" svg:y="-4.751cm"/>
          <draw:glue-point draw:id="8" svg:x="-0.09cm" svg:y="-4.993cm"/>
          <draw:glue-point draw:id="9" svg:x="0.081cm" svg:y="-4.993cm"/>
          <draw:glue-point draw:id="10" svg:x="2.438cm" svg:y="-4.993cm"/>
          <draw:glue-point draw:id="11" svg:x="2.604cm" svg:y="-4.993cm"/>
          <draw:glue-point draw:id="12" svg:x="4.935cm" svg:y="-4.993cm"/>
          <draw:glue-point draw:id="13" svg:x="5.001cm" svg:y="-4.751cm"/>
          <draw:glue-point draw:id="14" svg:x="5.001cm" svg:y="0.303cm"/>
          <draw:glue-point draw:id="15" svg:x="5.001cm" svg:y="-0.315cm"/>
          <draw:glue-point draw:id="16" svg:x="5.001cm" svg:y="4.763cm"/>
          <draw:glue-point draw:id="17" svg:x="4.935cm" svg:y="5.006cm"/>
          <draw:glue-point draw:id="18" svg:x="2.604cm" svg:y="5.006cm"/>
          <draw:glue-point draw:id="19" svg:x="2.438cm" svg:y="5.006cm"/>
          <draw:glue-point draw:id="20" svg:x="0.081cm" svg:y="5.006cm"/>
          <draw:glue-point draw:id="21" svg:x="-0.09cm" svg:y="5.006cm"/>
          <draw:glue-point draw:id="22" svg:x="-2.494cm" svg:y="5.006cm"/>
          <draw:glue-point draw:id="23" svg:x="-2.647cm" svg:y="5.006cm"/>
          <draw:glue-point draw:id="24" svg:x="-4.998cm" svg:y="4.763cm"/>
          <draw:glue-point draw:id="25" svg:x="-4.938cm" svg:y="5.006cm"/>
          <draw:glue-point draw:id="26" svg:x="-4.998cm" svg:y="0.303cm"/>
          <draw:glue-point draw:id="27" svg:x="-4.998cm" svg:y="-0.315cm"/>
          <text:p text:style-name="P1"><text:span text:style-name="T1">Entidad</text:span></text:p>
        </draw:rect>
        <draw:path draw:style-name="gr1" draw:text-style-name="P2" draw:layer="layout" svg:width="3.194cm" svg:height="0.824cm" svg:x="2cm" svg:y="4.174cm" svg:viewBox="0 0 3195 825" svg:d="m0 825c0-275 0-550 0-825 1065 0 2130 0 3195 0 0 275 0 550 0 825-1065 0-2130 0-3195 0zm39-43c0-246 0-493 0-739 1039 0 2077 0 3116 0 0 246 0 493 0 739-1039 0-2077 0-3116 0z">
          <draw:glue-point draw:id="4" svg:x="-4.998cm" svg:y="-4.606cm"/>
          <draw:glue-point draw:id="5" svg:x="-4.91cm" svg:y="-4.993cm"/>
          <draw:glue-point draw:id="6" svg:x="-2.647cm" svg:y="-4.993cm"/>
          <draw:glue-point draw:id="7" svg:x="-4.998cm" svg:y="4.63cm"/>
          <draw:glue-point draw:id="8" svg:x="-4.91cm" svg:y="5.006cm"/>
          <draw:glue-point draw:id="9" svg:x="-2.647cm" svg:y="5.006cm"/>
          <draw:glue-point draw:id="10" svg:x="-2.494cm" svg:y="-4.993cm"/>
          <draw:glue-point draw:id="11" svg:x="-2.494cm" svg:y="5.006cm"/>
          <draw:glue-point draw:id="12" svg:x="2.438cm" svg:y="-4.993cm"/>
          <draw:glue-point draw:id="13" svg:x="2.438cm" svg:y="5.006cm"/>
          <draw:glue-point draw:id="14" svg:x="2.604cm" svg:y="-4.993cm"/>
          <draw:glue-point draw:id="15" svg:x="2.604cm" svg:y="5.006cm"/>
          <draw:glue-point draw:id="16" svg:x="4.917cm" svg:y="-4.993cm"/>
          <draw:glue-point draw:id="17" svg:x="5.001cm" svg:y="-4.606cm"/>
          <draw:glue-point draw:id="18" svg:x="5.001cm" svg:y="4.63cm"/>
          <draw:glue-point draw:id="19" svg:x="4.917cm" svg:y="5.006cm"/>
          <draw:glue-point draw:id="20" svg:x="-0.09cm" svg:y="-4.993cm"/>
          <draw:glue-point draw:id="21" svg:x="0.081cm" svg:y="-4.993cm"/>
          <draw:glue-point draw:id="22" svg:x="-0.09cm" svg:y="5.006cm"/>
          <draw:glue-point draw:id="23" svg:x="0.081cm" svg:y="5.006cm"/>
          <draw:glue-point draw:id="24" svg:x="-4.998cm" svg:y="-0.315cm"/>
          <draw:glue-point draw:id="25" svg:x="-4.998cm" svg:y="0.303cm"/>
          <draw:glue-point draw:id="26" svg:x="5.001cm" svg:y="-0.315cm"/>
          <draw:glue-point draw:id="27" svg:x="5.001cm" svg:y="0.303cm"/>
          <text:p text:style-name="P1"><text:span text:style-name="T1">Entidad débil</text:span></text:p>
        </draw:path>
        <draw:custom-shape draw:style-name="gr2" draw:text-style-name="P2" draw:layer="layout" svg:width="2.75cm" svg:height="2.75cm" svg:x="2.102cm" svg:y="6.509cm">
          <draw:glue-point draw:id="8" svg:x="-2.614cm" svg:y="-2.367cm"/>
          <draw:glue-point draw:id="9" svg:x="-2.472cm" svg:y="-2.534cm"/>
          <draw:glue-point draw:id="10" svg:x="-0.116cm" svg:y="-4.869cm"/>
          <draw:glue-point draw:id="11" svg:x="0.134cm" svg:y="-4.869cm"/>
          <draw:glue-point draw:id="12" svg:x="2.48cm" svg:y="-2.534cm"/>
          <draw:glue-point draw:id="13" svg:x="2.632cm" svg:y="-2.367cm"/>
          <draw:glue-point draw:id="14" svg:x="-4.876cm" svg:y="-0.12cm"/>
          <draw:glue-point draw:id="15" svg:x="-4.876cm" svg:y="0.12cm"/>
          <draw:glue-point draw:id="16" svg:x="4.858cm" svg:y="-0.141cm"/>
          <draw:glue-point draw:id="17" svg:x="4.858cm" svg:y="0.141cm"/>
          <draw:glue-point draw:id="18" svg:x="-2.698cm" svg:y="2.276cm"/>
          <draw:glue-point draw:id="19" svg:x="-2.581cm" svg:y="2.418cm"/>
          <draw:glue-point draw:id="20" svg:x="2.574cm" svg:y="2.418cm"/>
          <draw:glue-point draw:id="21" svg:x="2.727cm" svg:y="2.276cm"/>
          <draw:glue-point draw:id="22" svg:x="-0.116cm" svg:y="4.869cm"/>
          <draw:glue-point draw:id="23" svg:x="0.123cm" svg:y="4.869cm"/>
          <text:p text:style-name="P1"><text:span text:style-name="T1">Relació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ath draw:style-name="gr3" draw:text-style-name="P2" draw:layer="layout" svg:width="2.75cm" svg:height="2.75cm" svg:x="2.105cm" svg:y="9.366cm" svg:viewBox="0 0 2751 2751" svg:d="m1375 0c459 458 917 917 1376 1375-459 459-917 917-1376 1376-458-459-917-917-1375-1376 458-458 917-917 1375-1375zm0 75c434 433 867 867 1301 1300-434 434-867 867-1301 1301-433-434-867-867-1300-1301 433-433 867-867 1300-1300z">
          <draw:glue-point draw:id="4" svg:x="-2.635cm" svg:y="-2.359cm"/>
          <draw:glue-point draw:id="5" svg:x="-2.46cm" svg:y="-2.529cm"/>
          <draw:glue-point draw:id="6" svg:x="-4.87cm" svg:y="-0.116cm"/>
          <draw:glue-point draw:id="7" svg:x="-4.87cm" svg:y="0.109cm"/>
          <draw:glue-point draw:id="8" svg:x="-0.112cm" svg:y="-4.889cm"/>
          <draw:glue-point draw:id="9" svg:x="0.127cm" svg:y="-4.889cm"/>
          <draw:glue-point draw:id="10" svg:x="2.457cm" svg:y="-2.529cm"/>
          <draw:glue-point draw:id="11" svg:x="2.646cm" svg:y="-2.359cm"/>
          <draw:glue-point draw:id="12" svg:x="4.896cm" svg:y="-0.116cm"/>
          <draw:glue-point draw:id="13" svg:x="4.896cm" svg:y="0.109cm"/>
          <draw:glue-point draw:id="14" svg:x="-2.715cm" svg:y="2.275cm"/>
          <draw:glue-point draw:id="15" svg:x="-2.573cm" svg:y="2.42cm"/>
          <draw:glue-point draw:id="16" svg:x="-0.112cm" svg:y="4.87cm"/>
          <draw:glue-point draw:id="17" svg:x="0.127cm" svg:y="4.87cm"/>
          <draw:glue-point draw:id="18" svg:x="2.599cm" svg:y="2.42cm"/>
          <draw:glue-point draw:id="19" svg:x="2.708cm" svg:y="2.275cm"/>
          <text:p text:style-name="P1"><text:span text:style-name="T1">Rel.</text:span></text:p>
          <text:p text:style-name="P1"><text:span text:style-name="T1">depend.</text:span></text:p>
        </draw:path>
        <draw:ellipse draw:style-name="gr1" draw:text-style-name="P3" draw:layer="layout" svg:width="2.5cm" svg:height="0.8cm" svg:x="2.476cm" svg:y="1.935cm">
          <draw:glue-point draw:id="4" svg:x="-4.36cm" svg:y="-2.437cm"/>
          <draw:glue-point draw:id="5" svg:x="-3.004cm" svg:y="-3.987cm"/>
          <draw:glue-point draw:id="6" svg:x="-1.356cm" svg:y="-4.775cm"/>
          <draw:glue-point draw:id="7" svg:x="1.472cm" svg:y="-4.725cm"/>
          <draw:glue-point draw:id="8" svg:x="1.472cm" svg:y="4.75cm"/>
          <draw:glue-point draw:id="9" svg:x="-1.356cm" svg:y="4.775cm"/>
          <draw:glue-point draw:id="10" svg:x="-3.016cm" svg:y="3.975cm"/>
          <draw:glue-point draw:id="11" svg:x="-4.416cm" svg:y="2.325cm"/>
          <draw:glue-point draw:id="12" svg:x="3.008cm" svg:y="3.975cm"/>
          <draw:glue-point draw:id="13" svg:x="4.416cm" svg:y="2.325cm"/>
          <draw:glue-point draw:id="14" svg:x="2.988cm" svg:y="-3.987cm"/>
          <draw:glue-point draw:id="15" svg:x="4.372cm" svg:y="-2.437cm"/>
          <text:p text:style-name="P1"><text:span text:style-name="T2">Atributo</text:span></text:p>
        </draw:ellipse>
        <draw:ellipse draw:style-name="gr4" draw:text-style-name="P3" draw:layer="layout" svg:width="2.5cm" svg:height="0.8cm" svg:x="2.493cm" svg:y="2.934cm">
          <draw:glue-point draw:id="4" svg:x="-4.36cm" svg:y="-2.437cm"/>
          <draw:glue-point draw:id="5" svg:x="-3.004cm" svg:y="-3.987cm"/>
          <draw:glue-point draw:id="6" svg:x="-1.356cm" svg:y="-4.775cm"/>
          <draw:glue-point draw:id="7" svg:x="1.472cm" svg:y="-4.725cm"/>
          <draw:glue-point draw:id="8" svg:x="1.472cm" svg:y="4.75cm"/>
          <draw:glue-point draw:id="9" svg:x="-1.356cm" svg:y="4.775cm"/>
          <draw:glue-point draw:id="10" svg:x="-3.016cm" svg:y="3.975cm"/>
          <draw:glue-point draw:id="11" svg:x="-4.416cm" svg:y="2.325cm"/>
          <draw:glue-point draw:id="12" svg:x="3.008cm" svg:y="3.975cm"/>
          <draw:glue-point draw:id="13" svg:x="4.416cm" svg:y="2.325cm"/>
          <draw:glue-point draw:id="14" svg:x="2.988cm" svg:y="-3.987cm"/>
          <draw:glue-point draw:id="15" svg:x="4.372cm" svg:y="-2.437cm"/>
          <text:p text:style-name="P1"><text:span text:style-name="T3">At. Calc.</text:span></text:p>
        </draw:ellipse>
        <draw:ellipse draw:style-name="gr1" draw:text-style-name="P4" draw:layer="layout" svg:width="2.5cm" svg:height="0.8cm" svg:x="5.094cm" svg:y="1.935cm">
          <draw:glue-point draw:id="4" svg:x="-4.36cm" svg:y="-2.437cm"/>
          <draw:glue-point draw:id="5" svg:x="-3.004cm" svg:y="-3.987cm"/>
          <draw:glue-point draw:id="6" svg:x="-1.356cm" svg:y="-4.775cm"/>
          <draw:glue-point draw:id="7" svg:x="1.472cm" svg:y="-4.725cm"/>
          <draw:glue-point draw:id="8" svg:x="1.472cm" svg:y="4.75cm"/>
          <draw:glue-point draw:id="9" svg:x="-1.356cm" svg:y="4.775cm"/>
          <draw:glue-point draw:id="10" svg:x="-3.016cm" svg:y="3.975cm"/>
          <draw:glue-point draw:id="11" svg:x="-4.416cm" svg:y="2.325cm"/>
          <draw:glue-point draw:id="12" svg:x="3.008cm" svg:y="3.975cm"/>
          <draw:glue-point draw:id="13" svg:x="4.416cm" svg:y="2.325cm"/>
          <draw:glue-point draw:id="14" svg:x="2.988cm" svg:y="-3.987cm"/>
          <draw:glue-point draw:id="15" svg:x="4.372cm" svg:y="-2.437cm"/>
          <text:p text:style-name="P1"><text:span text:style-name="T4">At. Clave</text:span></text:p>
        </draw:ellipse>
        <draw:ellipse draw:style-name="gr1" draw:text-style-name="P5" draw:layer="layout" svg:width="3.762cm" svg:height="0.8cm" svg:x="5.094cm" svg:y="2.95cm">
          <draw:glue-point draw:id="4" svg:x="-4.36cm" svg:y="-2.437cm"/>
          <draw:glue-point draw:id="5" svg:x="-3.004cm" svg:y="-3.987cm"/>
          <draw:glue-point draw:id="6" svg:x="-1.356cm" svg:y="-4.775cm"/>
          <draw:glue-point draw:id="7" svg:x="1.472cm" svg:y="-4.725cm"/>
          <draw:glue-point draw:id="8" svg:x="1.472cm" svg:y="4.75cm"/>
          <draw:glue-point draw:id="9" svg:x="-1.356cm" svg:y="4.775cm"/>
          <draw:glue-point draw:id="10" svg:x="-3.016cm" svg:y="3.975cm"/>
          <draw:glue-point draw:id="11" svg:x="-4.416cm" svg:y="2.325cm"/>
          <draw:glue-point draw:id="12" svg:x="3.008cm" svg:y="3.975cm"/>
          <draw:glue-point draw:id="13" svg:x="4.416cm" svg:y="2.325cm"/>
          <draw:glue-point draw:id="14" svg:x="2.988cm" svg:y="-3.987cm"/>
          <draw:glue-point draw:id="15" svg:x="4.372cm" svg:y="-2.437cm"/>
          <text:p text:style-name="P1"><text:span text:style-name="T5">At. Clave Parc.</text:span></text:p>
        </draw:ellipse>
        <draw:path draw:style-name="gr1" draw:text-style-name="P3" draw:layer="layout" svg:width="2.499cm" svg:height="0.799cm" svg:x="8cm" svg:y="1.943cm" svg:viewBox="0 0 2500 800" svg:d="m1250 800c-690 0-1250-179-1250-400s560-400 1250-400 1250 179 1250 400-560 400-1250 400zm0-50c-663 0-1200-157-1200-350s537-350 1200-350 1200 157 1200 350-537 350-1200 350z">
          <draw:glue-point draw:id="4" svg:x="-4.368cm" svg:y="-2.437cm"/>
          <draw:glue-point draw:id="5" svg:x="-2.976cm" svg:y="-3.987cm"/>
          <draw:glue-point draw:id="6" svg:x="-1.356cm" svg:y="-4.787cm"/>
          <draw:glue-point draw:id="7" svg:x="1.472cm" svg:y="-4.762cm"/>
          <draw:glue-point draw:id="8" svg:x="-4.44cm" svg:y="2.325cm"/>
          <draw:glue-point draw:id="9" svg:x="-3.016cm" svg:y="3.975cm"/>
          <draw:glue-point draw:id="10" svg:x="-1.356cm" svg:y="4.8cm"/>
          <draw:glue-point draw:id="11" svg:x="1.472cm" svg:y="4.75cm"/>
          <draw:glue-point draw:id="12" svg:x="2.984cm" svg:y="-3.987cm"/>
          <draw:glue-point draw:id="13" svg:x="4.356cm" svg:y="-2.437cm"/>
          <draw:glue-point draw:id="14" svg:x="4.44cm" svg:y="2.325cm"/>
          <draw:glue-point draw:id="15" svg:x="3cm" svg:y="3.975cm"/>
          <text:p text:style-name="P1"><text:span text:style-name="T3">At. mult.</text:span></text:p>
        </draw:path>
        <draw:circle draw:style-name="gr1" draw:text-style-name="P2" draw:layer="layout" svg:width="0.663cm" svg:height="0.663cm" svg:x="3.25cm" svg:y="12.5cm">
          <draw:glue-point draw:id="4" svg:x="-2.392cm" svg:y="-4.408cm"/>
          <draw:glue-point draw:id="5" svg:x="-4.392cm" svg:y="-2.392cm"/>
          <draw:glue-point draw:id="6" svg:x="2.384cm" svg:y="-4.408cm"/>
          <draw:glue-point draw:id="7" svg:x="4.4cm" svg:y="-2.392cm"/>
          <draw:glue-point draw:id="8" svg:x="-4.392cm" svg:y="2.384cm"/>
          <draw:glue-point draw:id="9" svg:x="-2.392cm" svg:y="4.384cm"/>
          <draw:glue-point draw:id="10" svg:x="2.384cm" svg:y="4.384cm"/>
          <draw:glue-point draw:id="11" svg:x="4.4cm" svg:y="2.384cm"/>
          <draw:glue-point draw:id="12" svg:x="-4.992cm" svg:y="-0.452cm"/>
          <draw:glue-point draw:id="13" svg:x="-4.072cm" svg:y="-2.88cm"/>
          <draw:glue-point draw:id="14" svg:x="-0.331cm" svg:y="-4.992cm"/>
          <draw:glue-point draw:id="15" svg:x="-4.992cm" svg:y="0.377cm"/>
          <draw:glue-point draw:id="16" svg:x="-4.69cm" svg:y="1.704cm"/>
          <draw:glue-point draw:id="17" svg:x="-3.061cm" svg:y="3.906cm"/>
          <draw:glue-point draw:id="18" svg:x="4.042cm" svg:y="2.986cm"/>
          <draw:glue-point draw:id="19" svg:x="2.941cm" svg:y="-4.072cm"/>
          <draw:glue-point draw:id="20" svg:x="5.007cm" svg:y="-0.633cm"/>
          <draw:glue-point draw:id="21" svg:x="4.705cm" svg:y="-1.825cm"/>
          <draw:glue-point draw:id="22" svg:x="0.512cm" svg:y="-4.992cm"/>
          <draw:glue-point draw:id="23" svg:x="-2.835cm" svg:y="-4.072cm"/>
          <draw:glue-point draw:id="24" svg:x="5.007cm" svg:y="0.422cm"/>
          <draw:glue-point draw:id="25" svg:x="1.87cm" svg:y="4.615cm"/>
          <draw:glue-point draw:id="26" svg:x="-0.588cm" svg:y="5.007cm"/>
          <draw:glue-point draw:id="27" svg:x="0.467cm" svg:y="5.007cm"/>
          <text:p text:style-name="P1"><text:span text:style-name="T1">d</text:span></text:p>
        </draw:circle>
        <draw:path draw:style-name="gr5" draw:text-style-name="P6" draw:layer="layout" svg:width="0.499cm" svg:height="0.468cm" draw:transform="rotate (-1.57079632679579) translate (3.751cm 15.19cm)" svg:viewBox="0 0 500 469" svg:d="m0-7502c0 625 500 625 500 0">
          <text:p/>
        </draw:path>
        <draw:circle draw:style-name="gr1" draw:text-style-name="P2" draw:layer="layout" svg:width="0.663cm" svg:height="0.663cm" svg:x="3.254cm" svg:y="13.409cm">
          <draw:glue-point draw:id="4" svg:x="-2.392cm" svg:y="-4.408cm"/>
          <draw:glue-point draw:id="5" svg:x="-4.392cm" svg:y="-2.392cm"/>
          <draw:glue-point draw:id="6" svg:x="2.384cm" svg:y="-4.408cm"/>
          <draw:glue-point draw:id="7" svg:x="4.4cm" svg:y="-2.392cm"/>
          <draw:glue-point draw:id="8" svg:x="-4.392cm" svg:y="2.384cm"/>
          <draw:glue-point draw:id="9" svg:x="-2.392cm" svg:y="4.384cm"/>
          <draw:glue-point draw:id="10" svg:x="2.384cm" svg:y="4.384cm"/>
          <draw:glue-point draw:id="11" svg:x="4.4cm" svg:y="2.384cm"/>
          <draw:glue-point draw:id="12" svg:x="-4.992cm" svg:y="-0.452cm"/>
          <draw:glue-point draw:id="13" svg:x="-4.072cm" svg:y="-2.88cm"/>
          <draw:glue-point draw:id="14" svg:x="-0.331cm" svg:y="-4.992cm"/>
          <draw:glue-point draw:id="15" svg:x="-4.992cm" svg:y="0.377cm"/>
          <draw:glue-point draw:id="16" svg:x="-4.69cm" svg:y="1.704cm"/>
          <draw:glue-point draw:id="17" svg:x="-3.061cm" svg:y="3.906cm"/>
          <draw:glue-point draw:id="18" svg:x="4.042cm" svg:y="2.986cm"/>
          <draw:glue-point draw:id="19" svg:x="2.941cm" svg:y="-4.072cm"/>
          <draw:glue-point draw:id="20" svg:x="5.007cm" svg:y="-0.633cm"/>
          <draw:glue-point draw:id="21" svg:x="4.705cm" svg:y="-1.825cm"/>
          <draw:glue-point draw:id="22" svg:x="0.512cm" svg:y="-4.992cm"/>
          <draw:glue-point draw:id="23" svg:x="-2.835cm" svg:y="-4.072cm"/>
          <draw:glue-point draw:id="24" svg:x="5.007cm" svg:y="0.422cm"/>
          <draw:glue-point draw:id="25" svg:x="1.87cm" svg:y="4.615cm"/>
          <draw:glue-point draw:id="26" svg:x="-0.588cm" svg:y="5.007cm"/>
          <draw:glue-point draw:id="27" svg:x="0.467cm" svg:y="5.007cm"/>
          <text:p text:style-name="P1"><text:span text:style-name="T1">o</text:span></text:p>
        </draw:circle>
        <draw:circle draw:style-name="gr1" draw:text-style-name="P2" draw:layer="layout" svg:width="0.663cm" svg:height="0.663cm" svg:x="3.266cm" svg:y="14.348cm">
          <draw:glue-point draw:id="4" svg:x="-2.392cm" svg:y="-4.408cm"/>
          <draw:glue-point draw:id="5" svg:x="-4.392cm" svg:y="-2.392cm"/>
          <draw:glue-point draw:id="6" svg:x="2.384cm" svg:y="-4.408cm"/>
          <draw:glue-point draw:id="7" svg:x="4.4cm" svg:y="-2.392cm"/>
          <draw:glue-point draw:id="8" svg:x="-4.392cm" svg:y="2.384cm"/>
          <draw:glue-point draw:id="9" svg:x="-2.392cm" svg:y="4.384cm"/>
          <draw:glue-point draw:id="10" svg:x="2.384cm" svg:y="4.384cm"/>
          <draw:glue-point draw:id="11" svg:x="4.4cm" svg:y="2.384cm"/>
          <draw:glue-point draw:id="12" svg:x="-4.992cm" svg:y="-0.452cm"/>
          <draw:glue-point draw:id="13" svg:x="-4.072cm" svg:y="-2.88cm"/>
          <draw:glue-point draw:id="14" svg:x="-0.331cm" svg:y="-4.992cm"/>
          <draw:glue-point draw:id="15" svg:x="-4.992cm" svg:y="0.377cm"/>
          <draw:glue-point draw:id="16" svg:x="-4.69cm" svg:y="1.704cm"/>
          <draw:glue-point draw:id="17" svg:x="-3.061cm" svg:y="3.906cm"/>
          <draw:glue-point draw:id="18" svg:x="4.042cm" svg:y="2.986cm"/>
          <draw:glue-point draw:id="19" svg:x="2.941cm" svg:y="-4.072cm"/>
          <draw:glue-point draw:id="20" svg:x="5.007cm" svg:y="-0.633cm"/>
          <draw:glue-point draw:id="21" svg:x="4.705cm" svg:y="-1.825cm"/>
          <draw:glue-point draw:id="22" svg:x="0.512cm" svg:y="-4.992cm"/>
          <draw:glue-point draw:id="23" svg:x="-2.835cm" svg:y="-4.072cm"/>
          <draw:glue-point draw:id="24" svg:x="5.007cm" svg:y="0.422cm"/>
          <draw:glue-point draw:id="25" svg:x="1.87cm" svg:y="4.615cm"/>
          <draw:glue-point draw:id="26" svg:x="-0.588cm" svg:y="5.007cm"/>
          <draw:glue-point draw:id="27" svg:x="0.467cm" svg:y="5.007cm"/>
          <text:p text:style-name="P1"><text:span text:style-name="T1">u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Trazos_20_finos_20_juntos" draw:display-name="Trazos finos juntos" draw:style="rect" draw:dots1="1" draw:dots1-length="0.508cm" draw:dots2="1" draw:dots2-length="0.508cm" draw:distance="0.3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s" fo:country="E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91" draw:fill-image-name="Bitmape_20_1"/>
      <style:text-properties fo:font-size="12pt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91" draw:fill-image-name="Bitmape_20_1"/>
      <style:text-properties fo:font-size="12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91" draw:fill-image-name="Bitmape_20_1"/>
      <style:paragraph-properties fo:text-align="justify"/>
      <style:text-properties fo:font-size="12pt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.5cm" fo:margin-left="1.5cm" fo:margin-right="1.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arlos Juan Martín Pérez</meta:initial-creator>
    <meta:creation-date>2008-08-16T09:57:32</meta:creation-date>
    <dc:creator>Carlos Juan Martín Pérez</dc:creator>
    <dc:date>2008-08-27T15:35:12</dc:date>
    <meta:editing-cycles>11</meta:editing-cycles>
    <meta:editing-duration>PT9H29M29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13"/>
  </office:meta>
</office:document-meta>
</file>